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color="#000000" style:font-name="Times New Roman" fo:font-size="12pt" style:font-name-asian="Segoe UI" style:font-size-asian="12pt" style:font-name-complex="Segoe UI" style:font-size-complex="12pt"/>
    </style:style>
    <style:style style:name="P4" style:family="paragraph" style:parent-style-name="Standard">
      <style:paragraph-properties fo:text-align="start" style:justify-single-word="false"/>
      <style:text-properties fo:color="#000000" style:font-name="Times New Roman" fo:font-size="12pt" fo:font-weight="bold" style:font-name-asian="Segoe UI" style:font-size-asian="12pt" style:font-weight-asian="bold" style:font-name-complex="Segoe UI" style:font-size-complex="12pt" style:font-weight-complex="bold"/>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margin-top="0cm" fo:margin-bottom="0cm" fo:text-align="center" style:justify-single-word="false"/>
    </style:style>
    <style:style style:name="P7" style:family="paragraph" style:parent-style-name="Standard" style:list-style-name="L1">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color="#000000" style:font-name="Times New Roman" fo:font-size="12pt" style:font-name-asian="Segoe UI" style:font-size-asian="12pt" style:font-name-complex="Segoe UI" style:font-size-complex="12pt"/>
    </style:style>
    <style:style style:name="P9" style:family="paragraph" style:parent-style-name="Standard" style:list-style-name="L1">
      <style:paragraph-properties fo:text-align="start" style:justify-single-word="false"/>
      <style:text-properties fo:color="#000000" style:font-name="Times New Roman" fo:font-size="12pt" style:font-name-asian="Segoe UI" style:font-size-asian="12pt" style:font-name-complex="Segoe UI" style:font-size-complex="12pt"/>
    </style:style>
    <style:style style:name="P10" style:family="paragraph" style:parent-style-name="Standard">
      <style:text-properties fo:font-weight="bold" style:font-weight-asian="bold"/>
    </style:style>
    <style:style style:name="T1" style:family="text">
      <style:text-properties fo:color="#000000" style:font-name="Times New Roman" style:font-name-asian="Segoe UI" style:font-name-complex="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p>
      <text:p text:style-name="P5"/>
      <text:p text:style-name="P5"/>
      <text:p text:style-name="P5">Grupp 9 feedback</text:p>
      <text:p text:style-name="P5"/>
      <text:p text:style-name="P2">Socialt kontrakt </text:p>
      <text:list xml:id="list6837308201215590785" text:style-name="L1">
        <text:list-item>
          <text:p text:style-name="P7">Generellt är det ett bra socialt kontrakt då det är bra strukturerat med innehåll som täcker en hel del. Det är tydligt skrivet och det informerar om vad som gäller för er grupp. </text:p>
        </text:list-item>
        <text:list-item>
          <text:p text:style-name="P7"><text:span text:style-name="T1">Kommunikations delen ser bra ut men det står <text:s/>”vid mindre ändringar ska rapportering ske på gruppens möten” i vissa fall tycker jag att rapportering ska ske direkt, då små ändringar ändå har en stor betydelse.</text:span> </text:p>
        </text:list-item>
        <text:list-item>
          <text:p text:style-name="P7">Arbetstider – Ser inga problem med denna del, 20 timmar i veckan och 30 % dokumentation ser bra ut.</text:p>
        </text:list-item>
        <text:list-item>
          <text:p text:style-name="P7"><text:s/>Arbetsuppgifter - <text:span text:style-name="T1">tycker att ni borde lägga mer tid på spelidé och lore, kanske att ni lägger 10% åt båda, men det beror på hur lågt ni har kommit.</text:span></text:p>
        </text:list-item>
        <text:list-item>
          <text:p text:style-name="P9">Möten – ni ska ha möten två gånger i veckan vilket är bra men under denna del står det inget om vart dessa möten ska ske.</text:p>
        </text:list-item>
        <text:list-item>
          <text:p text:style-name="P9">Konflikter – bra innehåll här speciellt med alla exempel som ges för att förtydliga vissa punkter. Hade gärna sett något om hur ni hade tänkt att gå till väga om konflikter uppstår där det blir splittringar i gruppen.</text:p>
        </text:list-item>
        <text:list-item>
          <text:p text:style-name="P9">Klimat – Detta klimat ser ut att kunna fungera för er grupp med förutsättningar att alla är arbetsvilliga. Men vad händer om någon utan en legitim anledning inte gör som den ska?</text:p>
          <text:p text:style-name="P9"><text:s text:c="3"/></text:p>
        </text:list-item>
      </text:list>
      <text:p text:style-name="P4">Plandokument</text:p>
      <text:p text:style-name="P3"/>
      <text:p text:style-name="P3"><text:s/>Svårt att öppna dokumenten pga det inte har sparat i pdf.</text:p>
      <text:p text:style-name="P3"><text:s/>I <text:s/>översikt av projekt så är syfte och mål nästan samma</text:p>
      <text:p text:style-name="P3"><text:s/>Vad har ett tilebaserat RPG?( Produktbeskrivning )</text:p>
      <text:p text:style-name="P3"><text:s/>Varför har grovplanen separat?</text:p>
      <text:p text:style-name="P3"><text:s/>Ni kunde ha gjort gantt-schemat i ett program iställe för hand i excel, kunde även ha bifogat den <text:s/>plandokumentet.</text:p>
      <text:p text:style-name="P3"><text:s/>Har ni uppnått era mål som nu har satt på sprint 1</text:p>
      <text:p text:style-name="P3"/>
      <text:p text:style-name="P10">Kravdokument:</text:p>
      <text:p text:style-name="Standard">Kravdokumentet som gruppen gjorde var rätt så tydligt och innehålle allt som man skulle kunna behöva <text:s/>veta om projektet. <text:s/>Det hade en ordlista med termer som man behöver och har även ett syfte med hela grejen. Dokumentet tar också både funkitionella krav och icke-funktionella <text:s/>krav . Till sist så har man prioriteter inom projektet som visar vilka komponenter är viktigare att fokusera på än andra. Alla krav är grupperade och sorterade. Enda problemet som jag kan tänka mig är att det gjordes av bara en person. Det kan ser till att man kanske har missat något eller att det andra kanske inte vet allting som gäller själva <text:s/>kravdokumente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3-28T22:02:48.12</meta:creation-date>
    <dc:date>2016-03-30T11:16:26</dc:date>
    <meta:editing-duration>PT22H10M53S</meta:editing-duration>
    <meta:editing-cycles>3</meta:editing-cycles>
    <meta:generator>OpenOffice.org/3.4.1$Unix OpenOffice.org_project/341m1$Build-9593</meta:generator>
    <meta:document-statistic meta:table-count="0" meta:image-count="0" meta:object-count="0" meta:page-count="1" meta:paragraph-count="20" meta:word-count="399" meta:character-count="2225"/>
  </office:meta>
</office:document-meta>
</file>